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d34" officeooo:paragraph-rsid="0015fd34"/>
    </style:style>
    <style:style style:name="P2" style:family="paragraph" style:parent-style-name="Standard">
      <style:text-properties officeooo:rsid="0017554e" officeooo:paragraph-rsid="0017554e"/>
    </style:style>
    <style:style style:name="P3" style:family="paragraph" style:parent-style-name="Standard">
      <style:text-properties officeooo:rsid="0017569d" officeooo:paragraph-rsid="0017569d"/>
    </style:style>
    <style:style style:name="P4" style:family="paragraph" style:parent-style-name="Standard">
      <style:text-properties style:text-underline-style="solid" style:text-underline-width="auto" style:text-underline-color="font-color" officeooo:rsid="0015fd34" officeooo:paragraph-rsid="0015fd34" style:text-overline-style="none" style:text-overline-color="font-color"/>
    </style:style>
    <style:style style:name="P5" style:family="paragraph" style:parent-style-name="Standard">
      <style:text-properties style:text-underline-style="solid" style:text-underline-width="auto" style:text-underline-color="font-color" officeooo:rsid="0017554e" officeooo:paragraph-rsid="0017554e"/>
    </style:style>
    <style:style style:name="P6" style:family="paragraph" style:parent-style-name="Standard">
      <style:text-properties style:text-underline-style="solid" style:text-underline-width="auto" style:text-underline-color="font-color" officeooo:rsid="00270424" officeooo:paragraph-rsid="00270424"/>
    </style:style>
    <style:style style:name="P7" style:family="paragraph" style:parent-style-name="Standard">
      <style:text-properties style:text-underline-style="solid" style:text-underline-width="auto" style:text-underline-color="font-color" officeooo:rsid="003fcb62" officeooo:paragraph-rsid="003fcb62"/>
    </style:style>
    <style:style style:name="P8" style:family="paragraph" style:parent-style-name="Standard">
      <style:text-properties fo:font-size="13pt" officeooo:rsid="0015fd34" officeooo:paragraph-rsid="0015fd34" style:font-size-asian="13pt" style:font-size-complex="13pt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17cdc4" officeooo:paragraph-rsid="0017cdc4" style:font-size-asian="13pt" style:font-size-complex="13pt"/>
    </style:style>
    <style:style style:name="P10" style:family="paragraph" style:parent-style-name="Standard">
      <style:text-properties officeooo:rsid="001bd85f" officeooo:paragraph-rsid="001bd85f"/>
    </style:style>
    <style:style style:name="P11" style:family="paragraph" style:parent-style-name="Standard">
      <style:text-properties officeooo:rsid="002b1497" officeooo:paragraph-rsid="002b1497"/>
    </style:style>
    <style:style style:name="P12" style:family="paragraph" style:parent-style-name="Standard">
      <style:text-properties officeooo:rsid="002c9c0b" officeooo:paragraph-rsid="002c9c0b"/>
    </style:style>
    <style:style style:name="P13" style:family="paragraph" style:parent-style-name="Standard">
      <style:text-properties officeooo:rsid="00332533" officeooo:paragraph-rsid="00332533"/>
    </style:style>
    <style:style style:name="P14" style:family="paragraph" style:parent-style-name="Standard">
      <style:text-properties fo:font-weight="bold" officeooo:rsid="003fee1f" officeooo:paragraph-rsid="003fee1f" style:font-weight-asian="bold" style:font-weight-complex="bold"/>
    </style:style>
    <style:style style:name="P15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7cdc4" officeooo:paragraph-rsid="0017cdc4" style:font-size-asian="13pt" style:font-size-complex="13pt"/>
    </style:style>
    <style:style style:name="P16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9c2d8" officeooo:paragraph-rsid="0019c2d8" style:font-size-asian="13pt" style:font-size-complex="13pt"/>
    </style:style>
    <style:style style:name="P17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a192d" officeooo:paragraph-rsid="001a192d" style:font-size-asian="13pt" style:font-size-complex="13pt"/>
    </style:style>
    <style:style style:name="P18" style:family="paragraph" style:parent-style-name="Standard" style:master-page-name="">
      <style:paragraph-properties fo:margin-left="0cm" fo:margin-right="0cm" fo:text-indent="1.499cm" style:auto-text-indent="false" style:page-number="auto"/>
      <style:text-properties fo:font-size="13pt" officeooo:rsid="0019c2d8" officeooo:paragraph-rsid="0019c2d8" style:font-size-asian="13pt" style:font-size-complex="13pt"/>
    </style:style>
    <style:style style:name="P19" style:family="paragraph" style:parent-style-name="Standard" style:master-page-name="">
      <style:paragraph-properties fo:margin-left="0cm" fo:margin-right="0cm" fo:text-indent="1.499cm" style:auto-text-indent="false" style:page-number="auto"/>
      <style:text-properties fo:font-size="13pt" officeooo:rsid="0019c2d8" officeooo:paragraph-rsid="00239233" style:font-size-asian="13pt" style:font-size-complex="13pt"/>
    </style:style>
    <style:style style:name="P20" style:family="paragraph" style:parent-style-name="Standard" style:master-page-name="">
      <style:paragraph-properties fo:margin-left="0cm" fo:margin-right="0cm" fo:text-indent="2cm" style:auto-text-indent="false" style:page-number="auto"/>
      <style:text-properties fo:font-size="13pt" officeooo:rsid="0019c2d8" officeooo:paragraph-rsid="00239233" style:font-size-asian="13pt" style:font-size-complex="13pt"/>
    </style:style>
    <style:style style:name="P21" style:family="paragraph" style:parent-style-name="Standard">
      <style:paragraph-properties fo:margin-left="0cm" fo:margin-right="0cm" fo:text-indent="2cm" style:auto-text-indent="false"/>
      <style:text-properties fo:font-size="13pt" officeooo:rsid="0019c2d8" officeooo:paragraph-rsid="00242394" style:font-size-asian="13pt" style:font-size-complex="13pt"/>
    </style:style>
    <style:style style:name="P22" style:family="paragraph" style:parent-style-name="Standard" style:master-page-name="">
      <style:paragraph-properties fo:margin-left="0cm" fo:margin-right="0cm" fo:text-indent="2.6cm" style:auto-text-indent="false" style:page-number="auto"/>
      <style:text-properties fo:font-size="13pt" officeooo:rsid="0019c2d8" officeooo:paragraph-rsid="00242394" style:font-size-asian="13pt" style:font-size-complex="13pt"/>
    </style:style>
    <style:style style:name="P23" style:family="paragraph" style:parent-style-name="Standard">
      <style:paragraph-properties fo:margin-left="0cm" fo:margin-right="0cm" fo:text-indent="2.6cm" style:auto-text-indent="false"/>
      <style:text-properties fo:font-size="13pt" officeooo:rsid="0019c2d8" officeooo:paragraph-rsid="00242394" style:font-size-asian="13pt" style:font-size-complex="13pt"/>
    </style:style>
    <style:style style:name="P24" style:family="paragraph" style:parent-style-name="Standard" style:list-style-name="L1">
      <style:text-properties officeooo:rsid="0015fd34" officeooo:paragraph-rsid="0015fd34"/>
    </style:style>
    <style:style style:name="P25" style:family="paragraph" style:parent-style-name="Standard" style:list-style-name="L1">
      <style:text-properties officeooo:rsid="0017554e" officeooo:paragraph-rsid="0017554e"/>
    </style:style>
    <style:style style:name="P26" style:family="paragraph" style:parent-style-name="Standard" style:list-style-name="L2">
      <style:text-properties officeooo:rsid="0017554e" officeooo:paragraph-rsid="0017554e"/>
    </style:style>
    <style:style style:name="P27" style:family="paragraph" style:parent-style-name="Standard" style:list-style-name="L2">
      <style:text-properties fo:font-weight="bold" officeooo:rsid="003d05aa" officeooo:paragraph-rsid="003d05aa" style:font-weight-asian="bold" style:font-weight-complex="bold"/>
    </style:style>
    <style:style style:name="P28" style:family="paragraph" style:parent-style-name="Standard" style:list-style-name="L2">
      <style:text-properties fo:font-weight="bold" officeooo:rsid="0017554e" officeooo:paragraph-rsid="0017554e" style:font-weight-asian="bold" style:font-weight-complex="bold"/>
    </style:style>
    <style:style style:name="P29" style:family="paragraph" style:parent-style-name="Standard" style:list-style-name="L3">
      <style:text-properties officeooo:rsid="0017569d" officeooo:paragraph-rsid="0017569d"/>
    </style:style>
    <style:style style:name="P30" style:family="paragraph" style:parent-style-name="Standard" style:list-style-name="L4"/>
    <style:style style:name="P31" style:family="paragraph" style:parent-style-name="Standard" style:list-style-name="L4">
      <style:text-properties officeooo:rsid="00270424"/>
    </style:style>
    <style:style style:name="P32" style:family="paragraph" style:parent-style-name="Standard" style:list-style-name="L5">
      <style:text-properties officeooo:rsid="00308ce1" officeooo:paragraph-rsid="00308ce1"/>
    </style:style>
    <style:style style:name="P33" style:family="paragraph" style:parent-style-name="Standard" style:list-style-name="L5">
      <style:text-properties officeooo:rsid="00332533" officeooo:paragraph-rsid="00332533"/>
    </style:style>
    <style:style style:name="P34" style:family="paragraph" style:parent-style-name="Standard" style:list-style-name="L6">
      <style:paragraph-properties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35" style:family="paragraph" style:parent-style-name="Standard" style:list-style-name="L6">
      <style:paragraph-properties>
        <style:tab-stops>
          <style:tab-stop style:position="0.088cm"/>
        </style:tab-stops>
      </style:paragraph-properties>
      <style:text-properties fo:font-weight="normal" officeooo:rsid="0050ba3f" officeooo:paragraph-rsid="0051955c" style:font-weight-asian="normal" style:font-weight-complex="normal"/>
    </style:style>
    <style:style style:name="P36" style:family="paragraph" style:parent-style-name="Standard" style:list-style-name="L1">
      <style:paragraph-properties fo:margin-left="2.501cm" fo:margin-right="0cm" fo:text-indent="-0.635cm" style:auto-text-indent="false"/>
      <style:text-properties officeooo:rsid="0015fd34" officeooo:paragraph-rsid="0015fd34"/>
    </style:style>
    <style:style style:name="P37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38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b34ec" style:font-weight-asian="normal" style:font-weight-complex="normal"/>
    </style:style>
    <style:style style:name="P39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62b786" style:font-weight-asian="normal" style:font-weight-complex="normal"/>
    </style:style>
    <style:style style:name="P40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6fd0b5" officeooo:paragraph-rsid="006fd0b5" style:font-weight-asian="normal" style:font-weight-complex="normal"/>
    </style:style>
    <style:style style:name="P41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officeooo:rsid="00719b38" officeooo:paragraph-rsid="00719b38"/>
    </style:style>
    <style:style style:name="P42" style:family="paragraph" style:parent-style-name="Standard" style:list-style-name="L4">
      <style:paragraph-properties fo:margin-left="1cm" fo:margin-right="0cm" fo:text-indent="0cm" style:auto-text-indent="false">
        <style:tab-stops/>
      </style:paragraph-properties>
    </style:style>
    <style:style style:name="P43" style:family="paragraph" style:parent-style-name="Standard" style:list-style-name="L6" style:master-page-name="">
      <style:paragraph-properties fo:margin-left="1.401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bold" officeooo:rsid="00493ad8" officeooo:paragraph-rsid="00493ad8" style:font-weight-asian="bold" style:font-weight-complex="bold"/>
    </style:style>
    <style:style style:name="P44" style:family="paragraph" style:parent-style-name="Standard" style:list-style-name="L6" style:master-page-name="">
      <style:paragraph-properties fo:margin-left="1.401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normal" officeooo:rsid="0044710a" officeooo:paragraph-rsid="003fee1f" style:font-weight-asian="normal" style:font-weight-complex="normal"/>
    </style:style>
    <style:style style:name="P45" style:family="paragraph" style:parent-style-name="Standard" style:list-style-name="L6" style:master-page-name="">
      <style:paragraph-properties fo:margin-left="1.401cm" fo:margin-right="0cm" fo:text-indent="-0.6cm" style:auto-text-indent="false" style:page-number="auto">
        <style:tab-stops>
          <style:tab-stop style:position="0.905cm"/>
        </style:tab-stops>
      </style:paragraph-properties>
      <style:text-properties fo:font-weight="normal" officeooo:rsid="00493ad8" officeooo:paragraph-rsid="00493ad8" style:font-weight-asian="normal" style:font-weight-complex="normal"/>
    </style:style>
    <style:style style:name="P46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3fee1f" officeooo:paragraph-rsid="0044710a" style:font-weight-asian="bold" style:font-weight-complex="bold"/>
    </style:style>
    <style:style style:name="P47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460551" officeooo:paragraph-rsid="00460551" style:font-weight-asian="bold" style:font-weight-complex="bold"/>
    </style:style>
    <style:style style:name="P48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47728b" officeooo:paragraph-rsid="0047728b" style:font-weight-asian="bold" style:font-weight-complex="bold"/>
    </style:style>
    <style:style style:name="P49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60551" officeooo:paragraph-rsid="00460551" style:font-weight-asian="normal" style:font-weight-complex="normal"/>
    </style:style>
    <style:style style:name="P50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87dc6" officeooo:paragraph-rsid="00487dc6" style:font-weight-asian="normal" style:font-weight-complex="normal"/>
    </style:style>
    <style:style style:name="P51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93ad8" officeooo:paragraph-rsid="00493ad8" style:font-weight-asian="normal" style:font-weight-complex="normal"/>
    </style:style>
    <style:style style:name="P52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905cm"/>
        </style:tab-stops>
      </style:paragraph-properties>
      <style:text-properties fo:font-weight="normal" officeooo:rsid="00493ad8" officeooo:paragraph-rsid="00493ad8" style:font-weight-asian="normal" style:font-weight-complex="normal"/>
    </style:style>
    <style:style style:name="P53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54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b34ec" style:font-weight-asian="normal" style:font-weight-complex="normal"/>
    </style:style>
    <style:style style:name="P55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62b786" style:font-weight-asian="normal" style:font-weight-complex="normal"/>
    </style:style>
    <style:style style:name="P56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6cddeb" officeooo:paragraph-rsid="006cddeb" style:font-weight-asian="normal" style:font-weight-complex="normal"/>
    </style:style>
    <style:style style:name="P57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style:text-underline-style="solid" style:text-underline-width="auto" style:text-underline-color="font-color" fo:font-weight="normal" officeooo:rsid="006cddeb" officeooo:paragraph-rsid="006cddeb" style:font-weight-asian="normal" style:font-weight-complex="normal"/>
    </style:style>
    <style:style style:name="P58" style:family="paragraph" style:parent-style-name="Standard" style:list-style-name="L6" style:master-page-name="">
      <style:paragraph-properties fo:margin-left="0.6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bold" officeooo:rsid="00493ad8" officeooo:paragraph-rsid="00493ad8" style:font-weight-asian="bold" style:font-weight-complex="bold"/>
    </style:style>
    <style:style style:name="P59" style:family="paragraph" style:parent-style-name="Standard" style:list-style-name="L6">
      <style:paragraph-properties fo:margin-left="0.6cm" fo:margin-right="0cm" fo:text-indent="-0.6cm" style:auto-text-indent="false">
        <style:tab-stops>
          <style:tab-stop style:position="0.088cm"/>
        </style:tab-stops>
      </style:paragraph-properties>
      <style:text-properties style:text-underline-style="solid" style:text-underline-width="auto" style:text-underline-color="font-color" fo:font-weight="normal" officeooo:rsid="00493ad8" officeooo:paragraph-rsid="00493ad8" style:font-weight-asian="normal" style:font-weight-complex="normal"/>
    </style:style>
    <style:style style:name="P60" style:family="paragraph" style:parent-style-name="Standard" style:list-style-name="L6" style:master-page-name="">
      <style:paragraph-properties fo:margin-left="0.6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bold" officeooo:rsid="00719b38" officeooo:paragraph-rsid="00719b38" style:font-weight-asian="bold" style:font-weight-complex="bold"/>
    </style:style>
    <style:style style:name="P61" style:family="paragraph" style:parent-style-name="Standard" style:list-style-name="L6" style:master-page-name="">
      <style:paragraph-properties fo:margin-left="0.6cm" fo:margin-right="0cm" fo:text-indent="-0.6cm" style:auto-text-indent="false" style:page-number="auto">
        <style:tab-stops>
          <style:tab-stop style:position="0.088cm"/>
        </style:tab-stops>
      </style:paragraph-properties>
      <style:text-properties style:text-underline-style="solid" style:text-underline-width="auto" style:text-underline-color="font-color" fo:font-weight="normal" officeooo:rsid="00493ad8" officeooo:paragraph-rsid="00719b38" style:font-weight-asian="normal" style:font-weight-complex="normal"/>
    </style:style>
    <style:style style:name="P62" style:family="paragraph" style:parent-style-name="Standard" style:list-style-name="L6">
      <style:paragraph-properties fo:margin-left="2.5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f01ed" officeooo:paragraph-rsid="004f01ed" style:font-weight-asian="normal" style:font-weight-complex="normal"/>
    </style:style>
    <style:style style:name="P63" style:family="paragraph" style:parent-style-name="Standard" style:list-style-name="L6">
      <style:paragraph-properties fo:margin-left="2.5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6cddeb" officeooo:paragraph-rsid="006cddeb" style:font-weight-asian="normal" style:font-weight-complex="normal"/>
    </style:style>
    <style:style style:name="P64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65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d56c4" officeooo:paragraph-rsid="005d56c4" style:font-weight-asian="normal" style:font-weight-complex="normal"/>
    </style:style>
    <style:style style:name="P66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c39b1" officeooo:paragraph-rsid="005c39b1" style:font-weight-asian="normal" style:font-weight-complex="normal"/>
    </style:style>
    <style:style style:name="P67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671482" officeooo:paragraph-rsid="00671482" style:font-weight-asian="normal" style:font-weight-complex="normal"/>
    </style:style>
    <style:style style:name="P68" style:family="paragraph" style:parent-style-name="Standard" style:list-style-name="L6">
      <style:paragraph-properties fo:margin-left="1.25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6cddeb" officeooo:paragraph-rsid="006cddeb" style:font-weight-asian="normal" style:font-weight-complex="normal"/>
    </style:style>
    <style:style style:name="P69" style:family="paragraph" style:parent-style-name="Standard" style:list-style-name="L6">
      <style:paragraph-properties fo:margin-left="1.25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6e82d8" officeooo:paragraph-rsid="006e82d8" style:font-weight-asian="normal" style:font-weight-complex="normal"/>
    </style:style>
    <style:style style:name="P70" style:family="paragraph" style:parent-style-name="Standard" style:list-style-name="L6">
      <style:paragraph-properties fo:margin-left="1.25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6e82d8" officeooo:paragraph-rsid="006e82d8" style:font-weight-asian="normal" style:font-weight-complex="normal"/>
    </style:style>
    <style:style style:name="P71" style:family="paragraph" style:parent-style-name="Standard" style:list-style-name="L6">
      <style:paragraph-properties fo:margin-left="1.25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6fd0b5" officeooo:paragraph-rsid="006fd0b5" style:font-weight-asian="normal" style:font-weight-complex="normal"/>
    </style:style>
    <style:style style:name="P72" style:family="paragraph" style:parent-style-name="Standard" style:list-style-name="L6">
      <style:paragraph-properties fo:margin-left="1.25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7091f7" officeooo:paragraph-rsid="007091f7" style:font-weight-asian="normal" style:font-weight-complex="normal"/>
    </style:style>
    <style:style style:name="P73" style:family="paragraph" style:parent-style-name="Standard" style:list-style-name="L6">
      <style:paragraph-properties fo:margin-left="1.25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719b38" officeooo:paragraph-rsid="00719b38" style:font-weight-asian="normal" style:font-weight-complex="normal"/>
    </style:style>
    <style:style style:name="P74" style:family="paragraph" style:parent-style-name="Standard" style:list-style-name="L6">
      <style:paragraph-properties fo:margin-left="1.251cm" fo:margin-right="0cm" fo:text-indent="-0.635cm" style:auto-text-indent="false">
        <style:tab-stops>
          <style:tab-stop style:position="0.088cm"/>
        </style:tab-stops>
      </style:paragraph-properties>
      <style:text-properties officeooo:rsid="00719b38" officeooo:paragraph-rsid="00719b38"/>
    </style:style>
    <style:style style:name="P75" style:family="paragraph" style:parent-style-name="Standard" style:list-style-name="L6">
      <style:paragraph-properties fo:margin-left="0.616cm" fo:margin-right="0cm" fo:text-indent="0cm" style:auto-text-indent="false">
        <style:tab-stops>
          <style:tab-stop style:position="0.088cm"/>
        </style:tab-stops>
      </style:paragraph-properties>
      <style:text-properties fo:font-style="normal" style:text-underline-style="solid" style:text-underline-width="auto" style:text-underline-color="font-color" fo:font-weight="normal" officeooo:rsid="00719b38" officeooo:paragraph-rsid="00719b38" style:font-style-asian="normal" style:font-weight-asian="normal" style:font-style-complex="normal" style:font-weight-complex="normal"/>
    </style:style>
    <style:style style:name="T1" style:family="text">
      <style:text-properties officeooo:rsid="0017554e"/>
    </style:style>
    <style:style style:name="T2" style:family="text">
      <style:text-properties officeooo:rsid="0019c2d8"/>
    </style:style>
    <style:style style:name="T3" style:family="text">
      <style:text-properties officeooo:rsid="001a192d"/>
    </style:style>
    <style:style style:name="T4" style:family="text">
      <style:text-properties officeooo:rsid="001c00ea"/>
    </style:style>
    <style:style style:name="T5" style:family="text">
      <style:text-properties officeooo:rsid="0021c57f"/>
    </style:style>
    <style:style style:name="T6" style:family="text">
      <style:text-properties officeooo:rsid="00239233"/>
    </style:style>
    <style:style style:name="T7" style:family="text">
      <style:text-properties officeooo:rsid="00321872"/>
    </style:style>
    <style:style style:name="T8" style:family="text">
      <style:text-properties officeooo:rsid="00332533"/>
    </style:style>
    <style:style style:name="T9" style:family="text">
      <style:text-properties officeooo:rsid="0034e19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b35fe" style:font-weight-asian="bold" style:font-weight-complex="bold"/>
    </style:style>
    <style:style style:name="T12" style:family="text">
      <style:text-properties officeooo:rsid="003c7ef3"/>
    </style:style>
    <style:style style:name="T13" style:family="text">
      <style:text-properties officeooo:rsid="003d05a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4710a" style:font-weight-asian="normal" style:font-weight-complex="normal"/>
    </style:style>
    <style:style style:name="T16" style:family="text">
      <style:text-properties fo:font-weight="normal" officeooo:rsid="00460551" style:font-weight-asian="normal" style:font-weight-complex="normal"/>
    </style:style>
    <style:style style:name="T17" style:family="text">
      <style:text-properties fo:font-weight="normal" officeooo:rsid="0047728b" style:font-weight-asian="normal" style:font-weight-complex="normal"/>
    </style:style>
    <style:style style:name="T18" style:family="text">
      <style:text-properties fo:font-weight="normal" officeooo:rsid="00487dc6" style:font-weight-asian="normal" style:font-weight-complex="normal"/>
    </style:style>
    <style:style style:name="T19" style:family="text">
      <style:text-properties fo:font-weight="normal" officeooo:rsid="004cc2fb" style:font-weight-asian="normal" style:font-weight-complex="normal"/>
    </style:style>
    <style:style style:name="T20" style:family="text">
      <style:text-properties officeooo:rsid="004d5d89"/>
    </style:style>
    <style:style style:name="T21" style:family="text">
      <style:text-properties officeooo:rsid="0051955c"/>
    </style:style>
    <style:style style:name="T22" style:family="text">
      <style:text-properties officeooo:rsid="00538bd3"/>
    </style:style>
    <style:style style:name="T23" style:family="text">
      <style:text-properties officeooo:rsid="005b34ec"/>
    </style:style>
    <style:style style:name="T24" style:family="text">
      <style:text-properties officeooo:rsid="005e5af1"/>
    </style:style>
    <style:style style:name="T25" style:family="text">
      <style:text-properties officeooo:rsid="005fd40f"/>
    </style:style>
    <style:style style:name="T26" style:family="text">
      <style:text-properties officeooo:rsid="0062b786"/>
    </style:style>
    <style:style style:name="T27" style:family="text">
      <style:text-properties officeooo:rsid="006be8ba"/>
    </style:style>
    <style:style style:name="T28" style:family="text">
      <style:text-properties officeooo:rsid="006e82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ическое задание к курсовой работе «Игра «Шерлок»»</text:p>
      <text:p text:style-name="P9"/>
      <text:p text:style-name="P9">Постановка задачи:</text:p>
      <text:p text:style-name="P15">Шерлок — логическая игра, в которой нужно расположить 36 карт в нужной последовательность, используя 2 типа подсказок: вертикальные и горизонтальные. Для облегчения восприятия карт обычно используются 36 картинок, которые можно объединить в 6 групп. К примеру — 6 цифр, 6 букв и тд. <text:span text:style-name="T2">Карты одной группы могут быть расположены только в одной строке. </text:span>Вертикальные подсказки показывают какие карты находятся/не находятся в одном столбце. Горизонтальные — по строкам. Также горизонтальные ключи могут показывать последовательность карт на поле (карта <text:span text:style-name="T5">X</text:span> идет левее <text:span text:style-name="T5">карты Y</text:span>). </text:p>
      <text:p text:style-name="P16">Игра ведется на поле размером 6x6 карт.</text:p>
      <text:p text:style-name="P16">При первоначальном запуске — расположение карт по порядку, поля с ключами пустые. При нажатии кнопки старт <text:s/>- генерация уровня и его отрисовка. </text:p>
      <text:p text:style-name="P18">Поле: если карта, на месте не инициализирована изначально (значение карты на данном месте должен выбрать пользователь), то показываются все возможные значения карт на этом месте, иначе — выбранная карта. </text:p>
      <text:p text:style-name="P19">Подсказки: </text:p>
      <text:p text:style-name="P20">вертикальные — карты, которые расположены друг под другом, либо если карты не могут быть друг под другом, то одна из карт перечеркнута. </text:p>
      <text:p text:style-name="P21"><text:span text:style-name="T6">г</text:span>оризонтальные: три карты, расположенные рядом. </text:p>
      <text:p text:style-name="P22">Если это подсказка о порядке карт на поле, то сверху 3 карты стрелка, указывающая на то, что карты расположены в таком порядке, который может начинаться как слева, так и справа. </text:p>
      <text:p text:style-name="P23">Если подсказка о порядке 2-х карт (карта X левее карты Y), то мехжу этими двумя картами пиктограмма порядка. </text:p>
      <text:p text:style-name="P23">Если подсказка о расположении соседних карт, то просто отрисовка 3 карт. </text:p>
      <text:p text:style-name="P23">Если о том, что карта X не может находится в соседнем столбуе с картой Y, то одна из карт перечеркнута.</text:p>
      <text:p text:style-name="P16">Игра ведется до тех пор, пока все карты на поле не будут расположены. В случае верного расположения — сообщение игроку о победе, иначе сообщение об ощибке и предложение отменить ходы до последней верной позиции карт. <text:span text:style-name="T3">Также игру в любой момент может прекратить игрок с сохранением прогресса игры. </text:span></text:p>
      <text:p text:style-name="P17"><text:span text:style-name="T10">Игра запускается </text:span><text:span text:style-name="T11">на клиенте без использования сервера</text:span><text:span text:style-name="T10">.</text:span> Желательно использование браузера Google Chrome, но возможна игра и в других браузерах. (Поддержка Chrome гарантирована, а вот в других браузерах могут быть ошибки).</text:p>
      <text:p text:style-name="P17"/>
      <text:p text:style-name="P1"/>
      <text:p text:style-name="P4">Требования к интерфейсу:</text:p>
      <text:list xml:id="list3584715348679160585" text:style-name="L1">
        <text:list-item>
          <text:p text:style-name="P24">понятность для любого пользователя</text:p>
        </text:list-item>
        <text:list-item>
          <text:p text:style-name="P24">минимальная ширина <text:s/>игрового поля <text:s/>600px (необходимо отобразить в ряд 15 карт, и их размер должен быть удобен, чтобы игрок мог совершить клик мыши на нужной карте)</text:p>
        </text:list-item>
        <text:list-item>
          <text:p text:style-name="P24">минимальная высота игрового поля 500px </text:p>
        </text:list-item>
        <text:list-item>
          <text:p text:style-name="P24">специальное поле для отображения информации об игре (имя игрока, уровень игры, таймер)</text:p>
        </text:list-item>
        <text:list-item>
          <text:p text:style-name="P24">поле с управляющими кнопками</text:p>
          <text:list>
            <text:list-item>
              <text:p text:style-name="P24">старт новой игры / пауза</text:p>
            </text:list-item>
            <text:list-item>
              <text:p text:style-name="P24"><text:soft-page-break/>нач<text:span text:style-name="T1">ат</text:span>ь текущую игру заново</text:p>
            </text:list-item>
            <text:list-item>
              <text:p text:style-name="P24">уровень / завершить текущую игру</text:p>
            </text:list-item>
            <text:list-item>
              <text:p text:style-name="P24">имя игрока / отменить ход</text:p>
            </text:list-item>
            <text:list-item>
              <text:p text:style-name="P24">статистика игры / подсказка</text:p>
            </text:list-item>
            <text:list-item>
              <text:p text:style-name="P24">настройки</text:p>
            </text:list-item>
            <text:list-item>
              <text:p text:style-name="P24">справка</text:p>
            </text:list-item>
            <text:list-item>
              <text:p text:style-name="P24">выход </text:p>
            </text:list-item>
          </text:list>
        </text:list-item>
        <text:list-item>
          <text:p text:style-name="P24">2 поля с подсказками</text:p>
          <text:list>
            <text:list-item>
              <text:p text:style-name="P24">вертикальные</text:p>
              <text:list>
                <text:list-item>
                  <text:p text:style-name="P36">отображаются снизу от игрового поля</text:p>
                </text:list-item>
                <text:list-item>
                  <text:p text:style-name="P36">минимальный размер одной подсказки: 60*160рх</text:p>
                </text:list-item>
              </text:list>
            </text:list-item>
            <text:list-item>
              <text:p text:style-name="P24">горизонтальные</text:p>
              <text:list>
                <text:list-item>
                  <text:p text:style-name="P24">отображаются справа от игрового поля 3 в ряд</text:p>
                </text:list-item>
                <text:list-item>
                  <text:p text:style-name="P24">минимальный размер одной подсказки: 180*80рх</text:p>
                </text:list-item>
              </text:list>
            </text:list-item>
          </text:list>
        </text:list-item>
        <text:list-item>
          <text:p text:style-name="P25">При запуске игры — верное разложение карт на игровом поле</text:p>
        </text:list-item>
      </text:list>
      <text:p text:style-name="P2"/>
      <text:p text:style-name="P5">Функциональность:</text:p>
      <text:p text:style-name="P2">Минимальный набор функций</text:p>
      <text:list xml:id="list2396458340763202666" text:style-name="L2">
        <text:list-item>
          <text:p text:style-name="P26"><text:span text:style-name="T10">старт новой игры</text:span> — генерация игрового поля, генерация ключей (заполнение массивов) и отображение начальной позиции на экране игрока.</text:p>
        </text:list-item>
        <text:list-item>
          <text:p text:style-name="P26"><text:span text:style-name="T10">Подсказать</text:span> — генерация всплывающего окна с подсказкой. В случае, если игрок не верно расположил карты, подсказать об ошибке и д<text:span text:style-name="T12">а</text:span>ть возможность отката до последней верной игровой позиции</text:p>
        </text:list-item>
        <text:list-item>
          <text:p text:style-name="P26"><text:span text:style-name="T10">Отменить ход</text:span> — отмена хода</text:p>
        </text:list-item>
        <text:list-item>
          <text:p text:style-name="P27">Отменить ходы до верного расположения карт</text:p>
        </text:list-item>
        <text:list-item>
          <text:p text:style-name="P26"><text:span text:style-name="T10">клик левой кнопкой мыши</text:span> на игровом поле: </text:p>
          <text:list>
            <text:list-header>
              <text:p text:style-name="P26">на варианте заполнения — выбрать эту карту</text:p>
            </text:list-header>
          </text:list>
        </text:list-item>
        <text:list-item>
          <text:p text:style-name="P28">клик правой кнопкой мыши</text:p>
          <text:list>
            <text:list-header>
              <text:p text:style-name="P26">на варианте заполения — убрать/показать этот вариант</text:p>
            </text:list-header>
          </text:list>
        </text:list-item>
        <text:list-item>
          <text:p text:style-name="P28">изменить имя игока</text:p>
        </text:list-item>
        <text:list-item>
          <text:p text:style-name="P28">изменить уровень игры</text:p>
        </text:list-item>
        <text:list-item>
          <text:p text:style-name="P26"><text:span text:style-name="T10">начать текущую игру заново</text:span> — очистка массивов и старт новой игры</text:p>
        </text:list-item>
        <text:list-item>
          <text:p text:style-name="P26">завершить текущую игру — очистка массивов и возврат к начальному состоянию (все карты разложены верно, поля ключей пустые)</text:p>
        </text:list-item>
        <text:list-item>
          <text:p text:style-name="P26">пауза — скрыть поля с ключами, остановить таймер</text:p>
        </text:list-item>
        <text:list-item>
          <text:p text:style-name="P26">статистика — всплывающее окошко со статистикой</text:p>
        </text:list-item>
        <text:list-item>
          <text:p text:style-name="P26">настройки — всплывающее окошко с настройками</text:p>
        </text:list-item>
        <text:list-item>
          <text:p text:style-name="P26">справка - сплывающее окошко со справкой</text:p>
        </text:list-item>
        <text:list-item>
          <text:p text:style-name="P26">выход — закрыть игру</text:p>
        </text:list-item>
      </text:list>
      <text:p text:style-name="P2"/>
      <text:p text:style-name="P10">Сохранение статистики игры: В LocalStorage на локальной машине пользователя. Формат записи:</text:p>
      <text:list xml:id="list4211963376351129118" text:style-name="L3">
        <text:list-item>
          <text:p text:style-name="P29">номер,</text:p>
        </text:list-item>
        <text:list-item>
          <text:p text:style-name="P29">уровень,</text:p>
        </text:list-item>
        <text:list-item>
          <text:p text:style-name="P29">имя игрока, </text:p>
        </text:list-item>
        <text:list-item>
          <text:p text:style-name="P29">время когда была игра,</text:p>
        </text:list-item>
        <text:list-item>
          <text:p text:style-name="P29">время игры</text:p>
        </text:list-item>
      </text:list>
      <text:p text:style-name="P3">Храним только лучшие результаты для каждого игрока игрока</text:p>
      <text:p text:style-name="P3"/>
      <text:p text:style-name="P3">Для генерации уровней — файл level-<text:span text:style-name="T13">dec</text:span>.<text:span text:style-name="T4">js в котором массив <text:s/>с данными</text:span>. Формат — количество заданных изначально карт, их перечисление с позициями, количество вертикальных ключей, из перечисление, количество горизонтальных ключей, их <text:soft-page-break/>перечисление.</text:p>
      <text:p text:style-name="P3"/>
      <text:p text:style-name="P3">Для програмной реализации использовать javascript, для реализации интерфейса — html. Возможно использование jQuery.</text:p>
      <text:p text:style-name="P2"/>
      <text:p text:style-name="P6">Набор файлов:</text:p>
      <text:list xml:id="list7149229956467954988" text:style-name="L4">
        <text:list-item>
          <text:p text:style-name="P31">main.html — сама страничка, на которой отрисовывается поле</text:p>
        </text:list-item>
        <text:list-item>
          <text:p text:style-name="P30">main.js — функционал, обеспечивающий отклик игры на действия пользователя. </text:p>
        </text:list-item>
        <text:list-item>
          <text:p text:style-name="P30">Sherlock.js — игровой функционал</text:p>
        </text:list-item>
        <text:list-item>
          <text:p text:style-name="P30">hint.js — подсказки для игрока</text:p>
        </text:list-item>
        <text:list-item>
          <text:p text:style-name="P42">level-dec.js — файл с массивом, в котором заданы уровни (начальное расположение карт и ключи для решения). </text:p>
          <text:p text:style-name="P42"/>
        </text:list-item>
      </text:list>
      <text:p text:style-name="P11">Для легкой смены интерфейса функционал разделен на 2 части: логика игры и действия. <text:span text:style-name="T9">Соответственно, при необходимости смены интерфейса необходимо заменить html страницу и main.js, который отрисовывает поле.</text:span></text:p>
      <text:p text:style-name="P12"/>
      <text:p text:style-name="P12">Рассмотрим как происходит реакция на событие вызванное игроком.</text:p>
      <text:list xml:id="list9118860265264484644" text:style-name="L5">
        <text:list-item>
          <text:p text:style-name="P32">Игрок нажал на кнопку/на карту</text:p>
        </text:list-item>
        <text:list-item>
          <text:p text:style-name="P32">Выз<text:span text:style-name="T7">ов</text:span> функци<text:span text:style-name="T7">и</text:span> <text:span text:style-name="T8">A </text:span>из main.js, которая отвечает за это событие</text:p>
        </text:list-item>
        <text:list-item>
          <text:p text:style-name="P33">A вызывает функцию B из sherlock.js, которая изменяет игровые массивы в зависимости от вызвавшей ее функции.</text:p>
        </text:list-item>
        <text:list-item>
          <text:p text:style-name="P33">При изменение массивов, влияющих на изменение раскладки карт на поле (выбор карты, карта не может быть на это месте и тд.) происходит вызов функции draw_field() из main.js, которая перерисовывает игровое поле.</text:p>
        </text:list-item>
        <text:list-item>
          <text:p text:style-name="P33">Ожидание следующего действия игрока.</text:p>
        </text:list-item>
      </text:list>
      <text:p text:style-name="P13"/>
      <text:p text:style-name="P7">Рассмотрим отдельно функциональность всех js-файлов</text:p>
      <text:p text:style-name="P14">main.js</text:p>
      <text:list xml:id="list5157674131389544626" text:style-name="L6">
        <text:list-item>
          <text:p text:style-name="P44">при загрузке страницы вызывается функция window.onload, которая отрисовывает игровое поле и стандартное расположение карт (по порядку)</text:p>
        </text:list-item>
        <text:list-item>
          <text:p text:style-name="P46"><text:span text:style-name="T15">send_level — </text:span><text:span text:style-name="T16">функция, отрисовывающая заданный игроком уровень игры. Вызывается при нажатии кнопки Set в окошке смены уровня</text:span></text:p>
        </text:list-item>
        <text:list-item>
          <text:p text:style-name="P49">change_level — открывает окошко смены уровня</text:p>
        </text:list-item>
        <text:list-item>
          <text:p text:style-name="P47"><text:span text:style-name="T14">send_name — </text:span><text:span text:style-name="T17">отрисовывает новое имя игрока</text:span></text:p>
        </text:list-item>
        <text:list-item>
          <text:p text:style-name="P48"><text:span text:style-name="T14">show_set_name — </text:span><text:span text:style-name="T18">показывает окошко смены имени игрока</text:span></text:p>
        </text:list-item>
        <text:list-item>
          <text:p text:style-name="P50">draw_big — отрисовывает выбранную карту. (нажатие на левую кнопку мыши)</text:p>
        </text:list-item>
        <text:list-item>
          <text:p text:style-name="P50">draw_variants — отрисовывает предполагаемые варианты заполнени данной клетки</text:p>
        </text:list-item>
        <text:list-item>
          <text:p text:style-name="P50">draw_field — отрисовка поле целиком</text:p>
        </text:list-item>
        <text:list-item>
          <text:p text:style-name="P50">myTimer <text:s/>- таймер</text:p>
        </text:list-item>
        <text:list-item>
          <text:p text:style-name="P50">correct_length — корректировка длины. Используется таймером, чтобы время всегда отражалось в формате dd:dd:dd</text:p>
        </text:list-item>
        <text:list-item>
          <text:p text:style-name="P50">start_new_game — запуск таймера игры, заполение массивов и отрисовка поля, в случае корректного заполнения массивов для игры</text:p>
        </text:list-item>
        <text:list-item>
          <text:p text:style-name="P50">td_right_click — клик правой ко=нопки мыши на одном из вариантов заполнения. В случае, если вариант уже убран игроком, то он появляется и наоборот. Этот ход записывается в историю ходов.</text:p>
        </text:list-item>
        <text:list-item>
          <text:p text:style-name="P51">td_click — клик левой кнопкой мыши. Выбирает карту как правильную для этой клетки.</text:p>
        </text:list-item>
        <text:list-item>
          <text:p text:style-name="P51">next_hint — подсказка</text:p>
          <text:p text:style-name="P58"><text:soft-page-break/>level-dec.js</text:p>
        </text:list-item>
        <text:list-item>
          <text:p text:style-name="P45">в данном файле единственный массив FBlevels, с данными для уровней.</text:p>
          <text:p text:style-name="P52"/>
          <text:p text:style-name="P58">sherlock.js</text:p>
          <text:p text:style-name="P59">глобальные переменные:</text:p>
        </text:list-item>
        <text:list-item>
          <text:p text:style-name="P43"><text:span text:style-name="T14">FlevelMap — массив, </text:span><text:span text:style-name="T19">i элемент которого — индекс начала данных i-го уровня в массиве FBlevels</text:span></text:p>
        </text:list-item>
        <text:list-item>
          <text:p text:style-name="P51">FField <text:s/>- <text:span text:style-name="T20">массив объектов, описывающий текущую раскладку карт на поле.</text:span></text:p>
          <text:list>
            <text:list-item>
              <text:p text:style-name="P62">FField[i][j].UserValue — карта, которую выбрал пользователь для места i,j</text:p>
            </text:list-item>
            <text:list-item>
              <text:p text:style-name="P62">FField[i][j].CorrectVlue — карта, которая должна быть на этом месте</text:p>
            </text:list-item>
            <text:list-item>
              <text:p text:style-name="P62">Ffiled[i][j].Variants — возможные варианты</text:p>
            </text:list-item>
          </text:list>
        </text:list-item>
        <text:list-item>
          <text:p text:style-name="P53">FMainHClues — массив, i-ый элемент которого — i-ый горизонтальный ключ</text:p>
          <text:list>
            <text:list-item>
              <text:p text:style-name="P37">FmainHClues[i].Card1, FmainHClues[i].Card2, FmainHClues[i].Card3 — карты ключа</text:p>
            </text:list-item>
            <text:list-item>
              <text:p text:style-name="P37">FmainHClues[i].ClueType — тип ключа</text:p>
              <text:list>
                <text:list-item>
                  <text:p text:style-name="P64">hcNextTo — карты находятся в соседних столбцах. Card1 = Card3</text:p>
                </text:list-item>
                <text:list-item>
                  <text:p text:style-name="P34">hcNotNextTo - карты не находятся в соседних столбцах. Card1 = Card3</text:p>
                </text:list-item>
                <text:list-item>
                  <text:p text:style-name="P64">hcTriple <text:s/>- <text:span text:style-name="T21">порядок столбцов. Card1 и Card2, Card2 и Card3 -в соседних столбцах</text:span></text:p>
                </text:list-item>
                <text:list-item>
                  <text:p text:style-name="P35">hcNotTriple - <text:s/><text:span text:style-name="T21">порядок столбцов. Card1 и Card2, Card2 и Card3 -ен могут находится в соседних столбцах</text:span></text:p>
                </text:list-item>
                <text:list-item>
                  <text:p text:style-name="P64">hcOrder — <text:span text:style-name="T22">порядок Card1 левее Card3.</text:span></text:p>
                </text:list-item>
                <text:list-item>
                  <text:p text:style-name="P65">HcNone — пустой ключ</text:p>
                </text:list-item>
              </text:list>
            </text:list-item>
          </text:list>
        </text:list-item>
        <text:list-item>
          <text:p text:style-name="P54">FMainVClues — <text:span text:style-name="T23">массив с вертикальными ключами</text:span></text:p>
          <text:list>
            <text:list-item>
              <text:p text:style-name="P38">FmainVClues<text:span text:style-name="T23">[i].Card1,</text:span>FmainVClues<text:span text:style-name="T23">[i].Card2 — карты ключа;</text:span></text:p>
            </text:list-item>
            <text:list-item>
              <text:p text:style-name="P38">FmainVClues<text:span text:style-name="T23">[i].ClueType — тип ключа</text:span></text:p>
              <text:list>
                <text:list-item>
                  <text:p text:style-name="P66">vcTogether — <text:span text:style-name="T25">карты находятся в одном столбце</text:span></text:p>
                </text:list-item>
                <text:list-item>
                  <text:p text:style-name="P66">vcNotTogether — <text:span text:style-name="T25">карты не могут находиться в разных столбцах</text:span></text:p>
                </text:list-item>
                <text:list-item>
                  <text:p text:style-name="P65">vcNone — <text:span text:style-name="T24">пустой ключ</text:span></text:p>
                </text:list-item>
              </text:list>
            </text:list-item>
          </text:list>
        </text:list-item>
        <text:list-item>
          <text:p text:style-name="P55">steps_history <text:s/>- <text:span text:style-name="T26">массив с историей ходов</text:span></text:p>
          <text:list>
            <text:list-item>
              <text:p text:style-name="P39">steps_history<text:span text:style-name="T26">[i].col — колонка</text:span></text:p>
            </text:list-item>
            <text:list-item>
              <text:p text:style-name="P39">steps_history<text:span text:style-name="T26">[i].row - строка</text:span></text:p>
            </text:list-item>
            <text:list-item>
              <text:p text:style-name="P39">steps_history<text:span text:style-name="T26">[i].was — при выборе большой карты, содержит информацию о том, в каких клетках данная карта была в вариантах заполнения, при выборе варианта — пустой массив</text:span></text:p>
            </text:list-item>
            <text:list-item>
              <text:p text:style-name="P39">steps_history<text:span text:style-name="T26">[i].var — при выборе большой карты — инормация о вариантах заполнения клетки [col][row], иначе пустой</text:span></text:p>
            </text:list-item>
            <text:list-item>
              <text:p text:style-name="P39">steps_history<text:span text:style-name="T26">[i].right — правильный или нет ход</text:span></text:p>
            </text:list-item>
            <text:list-item>
              <text:p text:style-name="P39">steps_history<text:span text:style-name="T26">[i].card.type — с какой картой действие: </text:span></text:p>
              <text:list>
                <text:list-item>
                  <text:p text:style-name="P67">big - большая</text:p>
                </text:list-item>
                <text:list-item>
                  <text:p text:style-name="P67">small - маленькая</text:p>
                </text:list-item>
              </text:list>
            </text:list-item>
            <text:list-item>
              <text:p text:style-name="P39">steps_history<text:span text:style-name="T26">[i].card.action <text:s/>- само действие (добавили, удалили)</text:span></text:p>
            </text:list-item>
            <text:list-item>
              <text:p text:style-name="P39">steps_history<text:span text:style-name="T26">[i].card.number — номер карты</text:span></text:p>
            </text:list-item>
          </text:list>
        </text:list-item>
        <text:list-item>
          <text:p text:style-name="P53">error_flag — <text:span text:style-name="T27">была ли совершена ошибка.</text:span></text:p>
          <text:p text:style-name="P57">Функции:</text:p>
        </text:list-item>
        <text:list-item>
          <text:p text:style-name="P56">choose_big — определили местположение карты. Изменяет массив Ffield:</text:p>
          <text:list>
            <text:list-item>
              <text:p text:style-name="P63">удаляет выбранную карту из вариантов для заполнения в данной строке</text:p>
            </text:list-item>
            <text:list-item>
              <text:p text:style-name="P63">проставляет флаг, что пое инициализировано</text:p>
            </text:list-item>
            <text:list-item>
              <text:p text:style-name="P63">устанавливает userValue</text:p>
            </text:list-item>
            <text:list-item>
              <text:p text:style-name="P63"><text:soft-page-break/>если расставлены все карты, то вывод выиграли или нет</text:p>
            </text:list-item>
          </text:list>
        </text:list-item>
        <text:list-item>
          <text:p text:style-name="P68">add_step — добавляет шаг в историю ходов <text:span text:style-name="T28">(steps_history) и проверяет на правильность ходов. Если текущий ход противоречит правильному заполнению поля, то выставляет флаг ошибки. Все последующие ходы помечаются как ошибочные</text:span></text:p>
        </text:list-item>
        <text:list-item>
          <text:p text:style-name="P69">remove_many — откат ходов до ошибки. Пока ход помечен как неверный, вызывает откат хода</text:p>
        </text:list-item>
        <text:list-item>
          <text:p text:style-name="P69">remove_step — откат одного хода. Удаляет один элемент из истории ходов и производит его откат. В случае отката хода определения местоположения карты, убирает ее, возвращает варианты заполнения данного места и добавляет в <text:s/>этот вариант заполнения в те ячейки строки, в которых была данная карта</text:p>
        </text:list-item>
        <text:list-item>
          <text:p text:style-name="P70">InitLevel — основная функция игры. Инициализирует все значения массивов. </text:p>
        </text:list-item>
        <text:list-item>
          <text:p text:style-name="P71">CheckPossibility — проверяет возможна ли карта на этом месте. Возвращает значения</text:p>
          <text:list>
            <text:list-item>
              <text:p text:style-name="P40">cpCannotBe — не возможна (нет в предполагаемых значения, неверно указанное место)</text:p>
            </text:list-item>
            <text:list-item>
              <text:p text:style-name="P40">cpCanBe — возможна (есть в предполагаемых вариантах)</text:p>
            </text:list-item>
            <text:list-item>
              <text:p text:style-name="P40">cpIsHere — уже стоит на этом месте</text:p>
            </text:list-item>
          </text:list>
        </text:list-item>
        <text:list-item>
          <text:p text:style-name="P71">CheckCorrectness — проверяет правильность заполнения поля. Проверяет, что все карты могут быть расположены на данных местах</text:p>
        </text:list-item>
        <text:list-item>
          <text:p text:style-name="P71">delete_variants — удаляет карту из предполагаемых значений</text:p>
        </text:list-item>
        <text:list-item>
          <text:p text:style-name="P71">add_variants — добавляет картц в предполагаемые значения</text:p>
        </text:list-item>
        <text:list-item>
          <text:p text:style-name="P71">CreateFField — инициализирует массив Ffield.</text:p>
          <text:list>
            <text:list-item>
              <text:p text:style-name="P40">Ffield[i][j].Inittial = false;</text:p>
            </text:list-item>
            <text:list-item>
              <text:p text:style-name="P40">Ffield[i][j].UserValue =0</text:p>
            </text:list-item>
            <text:list-item>
              <text:p text:style-name="P40">Ffield[i][j].CorrectValue=0</text:p>
            </text:list-item>
          </text:list>
        </text:list-item>
        <text:list-item>
          <text:p text:style-name="P71">solve_game — решает игру. Заполняет массив Ffield.UserValue правильной расстановкой карт. Для решения игры используются подсказки. В случае если игру по каким-то причинам невозможно решить выдает сообщение об ошибке.</text:p>
        </text:list-item>
        <text:list-item>
          <text:p text:style-name="P72">Div — целочисленное деление</text:p>
        </text:list-item>
        <text:list-item>
          <text:p text:style-name="P72">FirstInitField — инициплизация массивов Ffield, FmainHClues, FmainVClues</text:p>
        </text:list-item>
        <text:list-item>
          <text:p text:style-name="P72">CreateLevelMap — Создание карты уровней. Заполняет массив FlevelMap</text:p>
          <text:p text:style-name="P60">hint.js</text:p>
          <text:p text:style-name="P61">глобальные переменные:</text:p>
        </text:list-item>
        <text:list-item>
          <text:p text:style-name="P73">solved — решена ли игра. Используется для вывода подсказок если игра решена. </text:p>
          <text:p text:style-name="P75">Функции</text:p>
        </text:list-item>
        <text:list-item>
          <text:p text:style-name="P73">GetRow - <text:s/>возвращает строку, в которой может быть карта</text:p>
        </text:list-item>
        <text:list-item>
          <text:p text:style-name="P74"><text:span text:style-name="T14">все следующие функции проверяют возможность применения ключа заданного типа в данной ситуации. </text:span></text:p>
        </text:list-item>
        <text:list-item>
          <text:p text:style-name="P74"><text:span text:style-name="T14">Как работают подсказки</text:span></text:p>
          <text:list>
            <text:list-item>
              <text:p text:style-name="P41"><text:span text:style-name="T14">Проверка правильности заполнения поля</text:span></text:p>
            </text:list-item>
            <text:list-item>
              <text:p text:style-name="P41"><text:span text:style-name="T14">Поиск противоречий между заполненным полем и вертикальными ключами</text:span></text:p>
            </text:list-item>
            <text:list-item>
              <text:p text:style-name="P41"><text:span text:style-name="T14">Поиск противоречий между заполненным полем и горизонтальными ключами</text:span></text:p>
            </text:list-item>
            <text:list-item>
              <text:p text:style-name="P41"><text:span text:style-name="T14">Поиск подсказок по вертикальным ключам (проверяем относительно верхней карты)</text:span></text:p>
            </text:list-item>
            <text:list-item>
              <text:p text:style-name="P41"><text:span text:style-name="T14">Поиск подсказок по горизонтальным ключам (проверяем относительно первой и второй карты)</text:span></text:p>
            </text:list-item>
            <text:list-item>
              <text:p text:style-name="P41"><text:span text:style-name="T14">Поиск подсказок по вертикальным ключам (проверяем относительно нижней карты)</text:span></text:p>
            </text:list-item>
            <text:list-item>
              <text:p text:style-name="P41"><text:span text:style-name="T14">Поиск подсказок по горизонтальным ключам (проверяем относительно второй и третьей карты)</text:span></text:p>
            </text:list-item>
            <text:list-item>
              <text:p text:style-name="P41"><text:span text:style-name="T14">Если не нашли, то выдаем ошибку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1:30:44.764341944</meta:creation-date>
    <dc:date>2015-06-07T17:21:23.131806823</dc:date>
    <meta:editing-duration>PT3H10M34S</meta:editing-duration>
    <meta:editing-cycles>83</meta:editing-cycles>
    <meta:generator>LibreOffice/4.2.7.2$Linux_X86_64 LibreOffice_project/420m0$Build-2</meta:generator>
    <meta:document-statistic meta:table-count="0" meta:image-count="0" meta:object-count="0" meta:page-count="5" meta:paragraph-count="171" meta:word-count="1660" meta:character-count="11632" meta:non-whitespace-character-count="10168"/>
  </office:meta>
</office:document-meta>
</file>